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.000000000000000pt"/>
    </style:style>
    <style:style style:name="co2" style:family="table-column">
      <style:table-column-properties fo:break-before="auto" style:column-width="309.000000000000000pt"/>
    </style:style>
    <style:style style:name="co3" style:family="table-column">
      <style:table-column-properties fo:break-before="auto" style:column-width="65.000000000000000pt"/>
    </style:style>
    <style:style style:name="ro1" style:family="table-row">
      <style:table-row-properties fo:break-before="auto" style:row-height="13.000000000000000pt"/>
    </style:style>
    <style:style style:name="ce1" style:family="table-cell">
      <style:table-cell-properties fo:background-color="#ffffff" style:vertical-align="middle"/>
      <style:text-properties fo:color="#000000" fo:font-family="Sans Serif" fo:font-size="10.00000000000000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0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Bar.menu.File = " table:style-name="ce1">
            <text:p>MyJSQLView_JMen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Bar.menu.Save = " table:style-name="ce1">
            <text:p>MyJSQLView_JMenBar.menu.Save = </text:p>
          </table:table-cell>
        </table:table-row>
        <table:table-row table:style-name="ro1">
          <table:table-cell office:value-type="string" office:string-value="MyJSQLView_JMenBar.menu.SaveAs = " table:style-name="ce1">
            <text:p>MyJSQLView_JMenBar.menu.SaveAs = </text:p>
          </table:table-cell>
        </table:table-row>
        <table:table-row table:style-name="ro1">
          <table:table-cell office:value-type="string" office:string-value="MyJSQLView_JMenBar.menu.Print = " table:style-name="ce1">
            <text:p>MyJSQLView_JMenBar.menu.Print = </text:p>
          </table:table-cell>
        </table:table-row>
        <table:table-row table:style-name="ro1">
          <table:table-cell office:value-type="string" office:string-value="MyJSQLView_JMenBar.menu.PageFormat = " table:style-name="ce1">
            <text:p>MyJSQLView_JMenBar.menu.PageFormat = </text:p>
          </table:table-cell>
        </table:table-row>
        <table:table-row table:style-name="ro1">
          <table:table-cell office:value-type="string" office:string-value="MyJSQLView_JMenBar.menu.Exit = " table:style-name="ce1">
            <text:p>MyJSQLView_JMenBar.menu.Exit = </text:p>
          </table:table-cell>
        </table:table-row>
        <table:table-row table:style-name="ro1">
          <table:table-cell office:value-type="string" office:string-value="MyJSQLView_JMenBar.menu.Edit = " table:style-name="ce1">
            <text:p>MyJSQLView_JMenBar.menu.Edit = </text:p>
          </table:table-cell>
        </table:table-row>
        <table:table-row table:style-name="ro1">
          <table:table-cell office:value-type="string" office:string-value="MyJSQLView_JMenBar.menu.Cut = " table:style-name="ce1">
            <text:p>MyJSQLView_JMenBar.menu.Cut = </text:p>
          </table:table-cell>
        </table:table-row>
        <table:table-row table:style-name="ro1">
          <table:table-cell office:value-type="string" office:string-value="MyJSQLView_JMenBar.menu.Copy = " table:style-name="ce1">
            <text:p>MyJSQLView_JMenBar.menu.Copy = </text:p>
          </table:table-cell>
        </table:table-row>
        <table:table-row table:style-name="ro1">
          <table:table-cell office:value-type="string" office:string-value="MyJSQLView_JMenBar.menu.Paste = " table:style-name="ce1">
            <text:p>MyJSQLView_JMenBar.menu.Paste = </text:p>
          </table:table-cell>
        </table:table-row>
        <table:table-row table:style-name="ro1">
          <table:table-cell office:value-type="string" office:string-value="MyJSQLView_JMenBar.menu.Preferences = " table:style-name="ce1">
            <text:p>MyJSQLView_JMenBar.menu.Preferences = </text:p>
          </table:table-cell>
        </table:table-row>
        <table:table-row table:style-name="ro1">
          <table:table-cell office:value-type="string" office:string-value="MyJSQLView_JMenBar.menu.Data = " table:style-name="ce1">
            <text:p>MyJSQLView_JMenBar.menu.Data = </text:p>
          </table:table-cell>
        </table:table-row>
        <table:table-row table:style-name="ro1">
          <table:table-cell office:value-type="string" office:string-value="MyJSQLView_JMenBar.menu.Import = " table:style-name="ce1">
            <text:p>MyJSQLView_JMenBar.menu.Import = </text:p>
          </table:table-cell>
        </table:table-row>
        <table:table-row table:style-name="ro1">
          <table:table-cell office:value-type="string" office:string-value="MyJSQLView_JMenBar.menu.ImportSQLDump = " table:style-name="ce1">
            <text:p>MyJSQLView_JMenBar.menu.ImportSQLDump = </text:p>
          </table:table-cell>
        </table:table-row>
        <table:table-row table:style-name="ro1">
          <table:table-cell office:value-type="string" office:string-value="MyJSQLView_JMenBar.menu.ImportCSVFile = " table:style-name="ce1">
            <text:p>MyJSQLView_JMenBar.menu.ImportCSVFile = </text:p>
          </table:table-cell>
        </table:table-row>
        <table:table-row table:style-name="ro1">
          <table:table-cell office:value-type="string" office:string-value="MyJSQLView_JMenBar.menu.Export = " table:style-name="ce1">
            <text:p>MyJSQLView_JMenBar.menu.Export = </text:p>
          </table:table-cell>
        </table:table-row>
        <table:table-row table:style-name="ro1">
          <table:table-cell office:value-type="string" office:string-value="MyJSQLView_JMenBar.menu.ExportCSV = " table:style-name="ce1">
            <text:p>MyJSQLView_JMenBar.menu.ExportCSV = </text:p>
          </table:table-cell>
        </table:table-row>
        <table:table-row table:style-name="ro1">
          <table:table-cell office:value-type="string" office:string-value="MyJSQLView_JMenBar.menu.ExportCSVTable = " table:style-name="ce1">
            <text:p>MyJSQLView_JMenBar.menu.ExportCSVTable = </text:p>
          </table:table-cell>
        </table:table-row>
        <table:table-row table:style-name="ro1">
          <table:table-cell office:value-type="string" office:string-value="MyJSQLView_JMenBar.menu.ExportCSVSummaryTable =" table:style-name="ce1">
            <text:p>MyJSQLView_JMenBar.menu.ExportCSVSummaryTable =</text:p>
          </table:table-cell>
        </table:table-row>
        <table:table-row table:style-name="ro1">
          <table:table-cell office:value-type="string" office:string-value="MyJSQLView_JMenBar.menu.ExportPDF = " table:style-name="ce2">
            <text:p>MyJSQLView_JMenBar.menu.ExportPDF = </text:p>
          </table:table-cell>
        </table:table-row>
        <table:table-row table:style-name="ro1">
          <table:table-cell office:value-type="string" office:string-value="MyJSQLView_JMenBar.menu.ExportPDFSummaryTable =" table:style-name="ce2">
            <text:p>MyJSQLView_JMenBar.menu.ExportPDFSummaryTable =</text:p>
          </table:table-cell>
        </table:table-row>
        <table:table-row table:style-name="ro1">
          <table:table-cell office:value-type="string" office:string-value="MyJSQLView_JMenBar.menu.ExportSQL = " table:style-name="ce1">
            <text:p>MyJSQLView_JMenBar.menu.ExportSQL = </text:p>
          </table:table-cell>
        </table:table-row>
        <table:table-row table:style-name="ro1">
          <table:table-cell office:value-type="string" office:string-value="MyJSQLView_JMenBar.menu.ExportSQLTable = " table:style-name="ce1">
            <text:p>MyJSQLView_JMenBar.menu.ExportSQLTable = </text:p>
          </table:table-cell>
        </table:table-row>
        <table:table-row table:style-name="ro1">
          <table:table-cell office:value-type="string" office:string-value="MyJSQLView_JMenBar.menu.ExportSQLSummaryTable = " table:style-name="ce1">
            <text:p>MyJSQLView_JMenBar.menu.ExportSQLSummaryTable = </text:p>
          </table:table-cell>
        </table:table-row>
        <table:table-row table:style-name="ro1">
          <table:table-cell office:value-type="string" office:string-value="MyJSQLView_JMenBar.menu.ExportSQLDatabase = " table:style-name="ce1">
            <text:p>MyJSQLView_JMenBar.menu.ExportSQLDatabase = </text:p>
          </table:table-cell>
        </table:table-row>
        <table:table-row table:style-name="ro1">
          <table:table-cell office:value-type="string" office:string-value="MyJSQLView_JMenBar.menu.ExportSQLDatabaseScheme = " table:style-name="ce1">
            <text:p>MyJSQLView_JMenBar.menu.ExportSQLDatabaseScheme = </text:p>
          </table:table-cell>
        </table:table-row>
        <table:table-row table:style-name="ro1">
          <table:table-cell office:value-type="string" office:string-value="MyJSQLView_JMenBar.menu.Tools = " table:style-name="ce1">
            <text:p>MyJSQLView_JMenBar.menu.Tools = </text:p>
          </table:table-cell>
        </table:table-row>
        <table:table-row table:style-name="ro1">
          <table:table-cell office:value-type="string" office:string-value="MyJSQLView_JMenBar.menu.QueryFrame = " table:style-name="ce1">
            <text:p>MyJSQLView_JMenBar.menu.QueryFrame = </text:p>
          </table:table-cell>
        </table:table-row>
        <table:table-row table:style-name="ro1">
          <table:table-cell office:value-type="string" office:string-value="MyJSQLView_JMenBar.menu.ReloadDatabase = " table:style-name="ce1">
            <text:p>MyJSQLView_JMenBar.menu.ReloadDatabase = </text:p>
          </table:table-cell>
        </table:table-row>
        <table:table-row table:style-name="ro1">
          <table:table-cell office:value-type="string" office:string-value="MyJSQLView_JMenBar.menu.SearchDatabase = " table:style-name="ce1">
            <text:p>MyJSQLView_JMenBar.menu.SearchDatabase = </text:p>
          </table:table-cell>
        </table:table-row>
        <table:table-row table:style-name="ro1">
          <table:table-cell office:value-type="string" office:string-value="MyJSQLView_JMenBar.menu.Schemas = " table:style-name="ce1">
            <text:p>MyJSQLView_JMenBar.menu.Schemas = </text:p>
          </table:table-cell>
        </table:table-row>
        <table:table-row table:style-name="ro1">
          <table:table-cell office:value-type="string" office:string-value="MyJSQLView_JMenBar.radioButton.All = " table:style-name="ce1">
            <text:p>MyJSQLView_JMenBar.radioButton.All = </text:p>
          </table:table-cell>
        </table:table-row>
        <table:table-row table:style-name="ro1">
          <table:table-cell office:value-type="string" office:string-value="MyJSQLView_JMenBar.menu.Help = " table:style-name="ce1">
            <text:p>MyJSQLView_JMenBar.menu.Help = </text:p>
          </table:table-cell>
        </table:table-row>
        <table:table-row table:style-name="ro1">
          <table:table-cell office:value-type="string" office:string-value="MyJSQLView_JMenBar.menu.Manual = " table:style-name="ce1">
            <text:p>MyJSQLView_JMenBar.menu.Manual = </text:p>
          </table:table-cell>
        </table:table-row>
        <table:table-row table:style-name="ro1">
          <table:table-cell office:value-type="string" office:string-value="MyJSQLView_JMenBar.menu.Legal = " table:style-name="ce1">
            <text:p>MyJSQLView_JMenBar.menu.Legal = </text:p>
          </table:table-cell>
        </table:table-row>
        <table:table-row table:style-name="ro1">
          <table:table-cell office:value-type="string" office:string-value="MyJSQLView_JMenBar.menu.ReleaseNotes = " table:style-name="ce1">
            <text:p>MyJSQLView_JMenBar.menu.ReleaseNotes = </text:p>
          </table:table-cell>
        </table:table-row>
        <table:table-row table:style-name="ro1">
          <table:table-cell office:value-type="string" office:string-value="MyJSQLView_JMenBar.menu.About = " table:style-name="ce1">
            <text:p>MyJSQLView_JMenBar.menu.About = </text:p>
          </table:table-cell>
        </table:table-row>
        <table:table-row table:style-name="ro1">
          <table:table-cell office:value-type="string" office:string-value="MyJSQLView_JMenBar.tooltip.FlushPrivileges = " table:style-name="ce1">
            <text:p>MyJSQLView_JMen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2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 table:number-rows-repeated="32426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fo:margin-bottom="56.693011599999998pt" fo:margin-left="56.693011599999998pt" fo:margin-right="56.693011599999998pt" fo:margin-top="56.693011599999998pt" fo:page-height="841.891222259999950pt" fo:page-width="595.276621800000044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0.2</meta:generator>
    <dc:title/>
    <meta:initial-creator>Unknown</meta:initial-creator>
    <meta:editing-cycles>3</meta:editing-cycles>
    <dc:date>2010-06-15T22:35:30</dc:date>
    <meta:creation-date>2010-06-05T10:53:00</meta:creation-date>
  </office:meta>
</office:document-meta>
</file>